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A4000000F2596AE154.svm" manifest:media-type=""/>
  <manifest:file-entry manifest:full-path="Pictures/20000022000001470000018E3131AE47.svm" manifest:media-type=""/>
  <manifest:file-entry manifest:full-path="Pictures/2000000A000000B6000000A1CE8C27FE.svm" manifest:media-type=""/>
  <manifest:file-entry manifest:full-path="Pictures/2000000A000000B1000000A1DEBBD019.svm" manifest:media-type=""/>
  <manifest:file-entry manifest:full-path="Pictures/2000001A000001470000018ECC8B7576.svm" manifest:media-type=""/>
  <manifest:file-entry manifest:full-path="Pictures/2000000A000000C7000000FAD57FA8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TexMathsArgs="3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32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32§display§u^0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2§display§\hat{u}^0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8§display§u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28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11.16cm" svg:y="2.8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2.921cm" svg:x="1.762cm" svg:y="3.97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62cm" svg:y1="6.896cm" svg:x2="15.732cm" svg:y2="6.896cm">
          <text:p/>
        </draw:line>
        <draw:line draw:style-name="gr3" draw:text-style-name="P1" draw:layer="layout" svg:x1="1.762cm" svg:y1="6.896cm" svg:x2="1.762cm" svg:y2="1.054cm">
          <text:p/>
        </draw:line>
        <draw:frame draw:style-name="gr4" draw:layer="layout" svg:width="4.826cm" svg:height="0.962cm" svg:x="3.921cm" svg:y="7.277cm">
          <draw:text-box>
            <text:p>Link</text:p>
          </draw:text-box>
        </draw:frame>
        <draw:frame draw:style-name="gr5" draw:text-style-name="P1" draw:layer="layout" svg:width="0.522cm" svg:height="0.771cm" svg:x="5.699cm" svg:y="7.277cm">
          <draw:image xlink:href="Pictures/2000000A000000A4000000F2596AE154.svm" xlink:type="simple" xlink:show="embed" xlink:actuate="onLoad">
            <text:p/>
          </draw:image>
        </draw:frame>
        <draw:frame draw:style-name="gr4" draw:layer="layout" svg:width="2.921cm" svg:height="0.962cm" svg:x="12.176cm" svg:y="8.039cm">
          <draw:text-box>
            <text:p>Junction</text:p>
          </draw:text-box>
        </draw:frame>
        <draw:frame draw:style-name="gr6" draw:text-style-name="P1" draw:layer="layout" svg:width="0.634cm" svg:height="0.797cm" svg:x="14.97cm" svg:y="8.112cm">
          <draw:image xlink:href="Pictures/2000000A000000C7000000FAD57FA828.svm" xlink:type="simple" xlink:show="embed" xlink:actuate="onLoad">
            <text:p/>
          </draw:image>
        </draw:frame>
        <draw:frame draw:style-name="gr7" draw:text-style-name="P1" draw:layer="layout" svg:width="1.04cm" svg:height="1.27cm" svg:x="5.421cm" svg:y="4.864cm">
          <draw:image xlink:href="Pictures/2000001A000001470000018ECC8B7576.svm" xlink:type="simple" xlink:show="embed" xlink:actuate="onLoad">
            <text:p/>
          </draw:image>
        </draw:frame>
        <draw:frame draw:style-name="gr8" draw:text-style-name="P1" draw:layer="layout" svg:width="1.04cm" svg:height="1.27cm" svg:x="12.533cm" svg:y="4.864cm">
          <draw:image xlink:href="Pictures/20000022000001470000018E3131AE47.svm" xlink:type="simple" xlink:show="embed" xlink:actuate="onLoad">
            <text:p/>
          </draw:image>
        </draw:frame>
        <draw:frame draw:style-name="gr9" draw:text-style-name="P1" draw:layer="layout" svg:width="0.507cm" svg:height="0.448cm" svg:x="1.127cm" svg:y="1.749cm">
          <draw:image xlink:href="Pictures/2000000A000000B6000000A1CE8C27FE.svm" xlink:type="simple" xlink:show="embed" xlink:actuate="onLoad">
            <text:p/>
          </draw:image>
        </draw:frame>
        <draw:frame draw:style-name="gr10" draw:text-style-name="P1" draw:layer="layout" svg:width="0.493cm" svg:height="0.448cm" svg:x="15.986cm" svg:y="6.702cm">
          <draw:image xlink:href="Pictures/2000000A000000B1000000A1DEBBD019.svm" xlink:type="simple" xlink:show="embed" xlink:actuate="onLoad">
            <text:p/>
          </draw:image>
        </draw:frame>
        <draw:custom-shape draw:style-name="gr11" draw:text-style-name="P1" draw:layer="layout" svg:width="9.271cm" svg:height="0.762cm" svg:x="1.889cm" svg:y="8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016cm" svg:height="1.016cm" svg:x="11.28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0T16:47:25</meta:creation-date>
    <dc:date>2013-04-10T16:54:32</dc:date>
    <dc:creator>Jack Reilly</dc:creator>
    <meta:editing-duration>PT1M30S</meta:editing-duration>
    <meta:editing-cycles>2</meta:editing-cycles>
    <meta:generator>LibreOffice/3.6$MacOSX_x86 LibreOffice_project/2ef5aff-a6fb0ff-166bdff-cf087ad-0f1389</meta:generator>
    <meta:document-statistic meta:object-count="14"/>
  </office:meta>
</office:document-meta>
</file>